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800000146BB20EDDD.png" manifest:media-type="image/png"/>
  <manifest:file-entry manifest:full-path="Pictures/10000201000000790000006E3B87915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OpenSymbol1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 fo:font-size="14pt" style:font-size-asian="14pt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14pt" fo:language="en" fo:country="US" style:font-size-asian="14pt"/>
    </style:style>
    <style:style style:name="P3" style:family="paragraph" style:parent-style-name="Text_20_body">
      <style:paragraph-properties fo:text-align="center" style:justify-single-word="false"/>
      <style:text-properties style:font-name="Calibri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Header">
      <style:text-properties style:font-name="Calibri" fo:font-size="10pt" fo:language="en" fo:country="US" style:font-size-asian="10pt"/>
    </style:style>
    <style:style style:name="P6" style:family="paragraph" style:parent-style-name="Standard">
      <style:paragraph-properties fo:margin-top="0in" fo:margin-bottom="0in" loext:contextual-spacing="false" fo:hyphenation-ladder-count="no-limit" style:vertical-align="auto">
        <style:tab-stops>
          <style:tab-stop style:position="0.4917in"/>
        </style:tab-stops>
      </style:paragraph-properties>
      <style:text-properties fo:hyphenate="true" fo:hyphenation-remain-char-count="2" fo:hyphenation-push-char-count="2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 fo:hyphenation-ladder-count="no-limit" style:vertical-align="auto">
        <style:tab-stops>
          <style:tab-stop style:position="0.4917in"/>
        </style:tab-stops>
      </style:paragraph-properties>
      <style:text-properties fo:color="#00000a" style:font-name="Calibri" fo:font-size="12pt" style:font-name-asian="Times New Roman1" style:font-size-asian="12pt" style:language-asian="fr" style:country-asian="FR" style:font-name-complex="Times New Roman1" style:font-size-complex="12pt" style:language-complex="ar" style:country-complex="SA" fo:hyphenate="true" fo:hyphenation-remain-char-count="2" fo:hyphenation-push-char-count="2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fo:hyphenation-ladder-count="no-limit" style:vertical-align="auto">
        <style:tab-stops>
          <style:tab-stop style:position="0.4917in"/>
        </style:tab-stops>
      </style:paragraph-properties>
      <style:text-properties fo:color="#00000a" style:font-name="Calibri" fo:font-size="12pt" fo:font-weight="bold" style:font-name-asian="Times New Roman1" style:font-size-asian="12pt" style:language-asian="fr" style:country-asian="FR" style:font-weight-asian="bold" style:font-name-complex="Times New Roman1" style:font-size-complex="12pt" style:language-complex="ar" style:country-complex="SA" fo:hyphenate="true" fo:hyphenation-remain-char-count="2" fo:hyphenation-push-char-count="2"/>
    </style:style>
    <style:style style:name="P9" style:family="paragraph" style:parent-style-name="Standard">
      <style:paragraph-properties fo:margin-top="0in" fo:margin-bottom="0in" loext:contextual-spacing="false" fo:text-align="end" style:justify-single-word="false" fo:hyphenation-ladder-count="no-limit" style:vertical-align="auto">
        <style:tab-stops>
          <style:tab-stop style:position="0.4917in"/>
        </style:tab-stops>
      </style:paragraph-properties>
      <style:text-properties fo:color="#00000a" style:font-name="Calibri" fo:font-weight="bold" style:font-name-asian="Times New Roman1" style:language-asian="fr" style:country-asian="FR" style:font-weight-asian="bold" style:font-name-complex="Times New Roman1" style:language-complex="ar" style:country-complex="SA" fo:hyphenate="tru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justify" style:justify-single-word="false" fo:hyphenation-ladder-count="no-limit" fo:text-indent="0.4917in" style:auto-text-indent="false" style:vertical-align="auto">
        <style:tab-stops>
          <style:tab-stop style:position="0.4917in"/>
        </style:tab-stops>
      </style:paragraph-properties>
      <style:text-properties fo:color="#00000a" style:font-name="Calibri" fo:font-size="12pt" style:font-name-asian="Times New Roman1" style:font-size-asian="12pt" style:language-asian="fr" style:country-asian="FR" style:font-name-complex="Times New Roman1" style:font-size-complex="12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end" style:justify-single-word="false" fo:hyphenation-ladder-count="no-limit" fo:text-indent="0.4917in" style:auto-text-indent="false" style:vertical-align="auto">
        <style:tab-stops>
          <style:tab-stop style:position="0.4917in"/>
        </style:tab-stops>
      </style:paragraph-properties>
      <style:text-properties fo:color="#00000a" style:font-name="Calibri" fo:font-size="14pt" style:font-name-asian="Times New Roman1" style:font-size-asian="14pt" style:language-asian="fr" style:country-asian="FR" style:font-name-complex="Times New Roman1" style:language-complex="ar" style:country-complex="SA" fo:hyphenate="tru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in" loext:contextual-spacing="false" fo:hyphenation-ladder-count="no-limit" fo:text-indent="0.4917in" style:auto-text-indent="false" style:vertical-align="auto">
        <style:tab-stops>
          <style:tab-stop style:position="0.4917in"/>
        </style:tab-stops>
      </style:paragraph-properties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justify" style:justify-single-word="false" fo:hyphenation-ladder-count="no-limit" fo:text-indent="0.4917in" style:auto-text-indent="false" style:vertical-align="auto">
        <style:tab-stops>
          <style:tab-stop style:position="0.4917in"/>
        </style:tab-stops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14" style:family="paragraph" style:parent-style-name="Standard">
      <style:text-properties style:font-name="Calibri" fo:font-size="14pt" fo:font-weight="bold" style:font-size-asian="14pt" style:font-weight-asian="bold"/>
    </style:style>
    <style:style style:name="P15" style:family="paragraph" style:parent-style-name="Standard">
      <style:text-properties style:font-name="Calibri" fo:font-size="2pt" style:font-size-asian="1.75pt" style:font-size-complex="2pt"/>
    </style:style>
    <style:style style:name="P16" style:family="paragraph" style:parent-style-name="Standard">
      <style:paragraph-properties fo:text-align="justify" style:justify-single-word="false"/>
      <style:text-properties fo:color="#00000a" style:font-name="Calibri" fo:font-size="12pt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P17" style:family="paragraph" style:parent-style-name="Standard" style:list-style-name="L1">
      <style:paragraph-properties fo:margin-left="0in" fo:margin-right="0in" fo:margin-top="0in" fo:margin-bottom="0in" loext:contextual-spacing="false" fo:text-align="justify" style:justify-single-word="false" fo:hyphenation-ladder-count="no-limit" fo:text-indent="0.4917in" style:auto-text-indent="false" style:vertical-align="auto">
        <style:tab-stops>
          <style:tab-stop style:position="0.4917in"/>
        </style:tab-stops>
      </style:paragraph-properties>
      <style:text-properties fo:color="#00000a" style:font-name="Calibri" fo:font-size="12pt" style:font-name-asian="Times New Roman1" style:font-size-asian="12pt" style:language-asian="fr" style:country-asian="FR" style:font-name-complex="Times New Roman1" style:font-size-complex="12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 fo:hyphenation-ladder-count="no-limit" style:vertical-align="auto">
        <style:tab-stops>
          <style:tab-stop style:position="0.4917in"/>
        </style:tab-stops>
      </style:paragraph-properties>
      <style:text-properties fo:hyphenate="true" fo:hyphenation-remain-char-count="2" fo:hyphenation-push-char-count="2"/>
    </style:style>
    <style:style style:name="P19" style:family="paragraph" style:parent-style-name="Text_20_body" style:master-page-name="Standard">
      <style:paragraph-properties fo:margin-top="0in" fo:margin-bottom="0.25in" loext:contextual-spacing="false" fo:line-height="115%" fo:text-align="end" style:justify-single-word="false" style:page-number="auto" fo:break-before="page"/>
      <style:text-properties style:font-name="Calibri"/>
    </style:style>
    <style:style style:name="T1" style:family="text">
      <style:text-properties style:font-name="Calibri" fo:font-size="10pt" style:font-size-asian="10pt"/>
    </style:style>
    <style:style style:name="T2" style:family="text">
      <style:text-properties style:font-name="Calibri" fo:font-size="10pt" fo:language="fr" fo:country="FR" style:font-size-asian="10pt"/>
    </style:style>
    <style:style style:name="T3" style:family="text">
      <style:text-properties style:font-name="Calibri" fo:font-size="14pt" style:font-size-asian="14pt"/>
    </style:style>
    <style:style style:name="T4" style:family="text">
      <style:text-properties style:font-name="Calibri" fo:font-size="14pt" fo:font-weight="bold" style:font-size-asian="14pt" style:font-weight-asian="bold"/>
    </style:style>
    <style:style style:name="T5" style:family="text">
      <style:text-properties fo:color="#00000a" style:font-name="Calibri" style:font-name-asian="Times New Roman1" style:language-asian="fr" style:country-asian="FR" style:font-name-complex="Times New Roman1" style:language-complex="ar" style:country-complex="SA"/>
    </style:style>
    <style:style style:name="T6" style:family="text">
      <style:text-properties fo:color="#00000a" style:font-name="Calibri" fo:font-weight="bold" style:font-name-asian="Times New Roman1" style:language-asian="fr" style:country-asian="FR" style:font-weight-asian="bold" style:font-name-complex="Times New Roman1" style:language-complex="ar" style:country-complex="SA" style:font-weight-complex="bold"/>
    </style:style>
    <style:style style:name="T7" style:family="text">
      <style:text-properties fo:color="#00000a" style:font-name="Calibri" fo:font-size="12pt" fo:font-weight="bold" style:font-name-asian="Times New Roman1" style:font-size-asian="12pt" style:language-asian="fr" style:country-asian="FR" style:font-weight-asian="bold" style:font-name-complex="Times New Roman1" style:font-size-complex="12pt" style:language-complex="ar" style:country-complex="SA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char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lger, le 25/11/2013</text:p>
      <text:p text:style-name="P11">À Monsieur le sous directeur des activités culturelles et sportives (SDACS)</text:p>
      <text:p text:style-name="P14"/>
      <text:p text:style-name="Standard"><text:span text:style-name="T4">Objet : </text:span><text:span text:style-name="T3">Demande d’autorisation d’accès.</text:span></text:p>
      <text:p text:style-name="P15"/>
      <text:p text:style-name="P7">Monsieur,</text:p>
      <text:p text:style-name="P16"><text:tab/>Comme vous le savez, dans sa mission d’aider les étudiants à ce développer dans plusieurs domaines confondu, le club organise beaucoup d’activité différentes. Afin d’acquérir la notion de leadership <text:s/>à nos adhérents, on a pu entrer en contacte avec l’algerian center for social entrepreneurship dont trois de leurs membres <text:s/>qui ont déjà fait leurs activités tournent autour de l’entreprenariat et le leadership. </text:p>
      <text:p text:style-name="P16"><text:tab/>Nous avons trouvé un moyen de collaborer avec eux en organisant les deux ateliers mentionés dans la lettre précedente.</text:p>
      <text:p text:style-name="P13"><text:span text:style-name="T5">Et pour cela nous vous sollicitons de bien vouloir accorder une autorisation d’accès le </text:span><text:span text:style-name="T6">mardi 17 decembre </text:span><text:span text:style-name="T5">à: </text:span></text:p>
      <text:p text:style-name="P10"/>
      <text:list xml:id="list1991550412283637011" text:style-name="L1">
        <text:list-item>
          <text:p text:style-name="P17"><text:span text:style-name="T8">Asma Zina Belheddad</text:span>, étudiante, faculté de médecine, Alger.</text:p>
        </text:list-item>
        <text:list-item>
          <text:p text:style-name="P17"><text:span text:style-name="T8">Yanis Bouda, étudiant</text:span>, école supérieure d’informatique</text:p>
        </text:list-item>
        <text:list-item>
          <text:p text:style-name="P17"><text:span text:style-name="T8">Yasmine Abdi, étudiante</text:span>, INILEC Boumerdes.</text:p>
        </text:list-item>
      </text:list>
      <text:p text:style-name="P10"/>
      <text:p text:style-name="P10">Dans l’attente d’une réponse favorable de votre part veuillez agréer, monsieur, nos salutations les plus distinguées.</text:p>
      <text:p text:style-name="P13"/>
      <text:p text:style-name="P13"/>
      <text:p text:style-name="P8">Responsable <text:s/><text:tab/><text:tab/>Directeur du SDACS <text:s text:c="10"/><text:tab/>Président du club<text:tab/></text:p>
      <text:p text:style-name="P18"><text:span text:style-name="T7">de la sécurité<text:tab/> <text:s text:c="5"/><text:tab/> <text:s text:c="4"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OpenSymbol1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0693in" fo:orphans="0" fo:widows="0" fo:hyphenation-ladder-count="no-limit" fo:keep-with-next="always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.5pt" style:font-size-asian="10.5pt" style:font-size-complex="10.5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.5pt" style:font-size-asian="10.5pt" style:font-size-complex="10.5pt"/>
    </style:style>
    <style:style style:name="Frame_20_contents" style:display-name="Frame contents" style:family="paragraph" style:parent-style-name="Text_20_body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En-tête_20_Car1" style:display-name="En-tête Car1" style:family="text" style:parent-style-name="Default_20_Paragraph_20_Font">
      <style:text-properties style:font-name="Times New Roman" fo:font-family="'Times New Roman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ied_20_de_20_page_20_Car1" style:display-name="Pied de page Car1" style:family="text" style:parent-style-name="Default_20_Paragraph_20_Font">
      <style:text-properties style:font-name="Times New Roman" fo:font-family="'Times New Roman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Calibri" fo:font-size="14pt" style:font-size-asian="14pt"/>
    </style:style>
    <style:style style:name="MP2" style:family="paragraph" style:parent-style-name="Text_20_body">
      <style:paragraph-properties fo:text-align="center" style:justify-single-word="false"/>
      <style:text-properties style:font-name="Calibri"/>
    </style:style>
    <style:style style:name="MP3" style:family="paragraph" style:parent-style-name="Text_20_body">
      <style:paragraph-properties fo:text-align="center" style:justify-single-word="false"/>
      <style:text-properties style:font-name="Calibri" fo:font-size="14pt" fo:language="en" fo:country="US" style:font-size-asian="14pt"/>
    </style:style>
    <style:style style:name="MP4" style:family="paragraph" style:parent-style-name="Header">
      <style:text-properties fo:language="en" fo:country="US"/>
    </style:style>
    <style:style style:name="MP5" style:family="paragraph" style:parent-style-name="Header">
      <style:text-properties style:font-name="Calibri" fo:font-size="10pt" fo:language="en" fo:country="US" style:font-size-asian="10pt"/>
    </style:style>
    <style:style style:name="MT1" style:family="text">
      <style:text-properties style:font-name="Calibri" fo:font-size="10pt" style:font-size-asian="10pt"/>
    </style:style>
    <style:style style:name="MT2" style:family="text">
      <style:text-properties style:font-name="Calibri" fo:font-size="10pt" fo:language="fr" fo:country="FR" style:font-size-asian="10pt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char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7874in" fo:margin-left="0.8272in" fo:margin-right="0.8272in" style:writing-mode="lr-tb" style:layout-grid-color="#c0c0c0" style:layout-grid-lines="6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té des Sciences et de la technologie Houari Boumediene</text:p>
        <text:p text:style-name="MP2"><draw:frame draw:style-name="Mfr1" draw:name="Picture" text:anchor-type="char" svg:x="-1.1055in" svg:y="0.1043in" svg:width="1.052in" svg:height="0.8752in" draw:z-index="0"><draw:image xlink:href="Pictures/10000201000000790000006E3B879150.png" xlink:type="simple" xlink:show="embed" xlink:actuate="onLoad"/></draw:frame>Sous Direction des Activités Culturelles et Sportives<draw:frame draw:style-name="Mfr1" draw:name="graphics1" text:anchor-type="char" svg:x="0.2in" svg:y="0.0602in" svg:width="1.0102in" svg:height="0.8646in" draw:z-index="1"><draw:image xlink:href="Pictures/100002010000018800000146BB20EDDD.png" xlink:type="simple" xlink:show="embed" xlink:actuate="onLoad"/></draw:frame></text:p>
        <text:p text:style-name="MP3">Club Open Minds</text:p>
        <text:p text:style-name="MP4"/>
        <text:p text:style-name="MP4"/>
        <text:p text:style-name="MP4"/>
        <text:p text:style-name="MP5">USTHB/CRI Bab Ezzouar, 16311, Alger</text:p>
        <text:p text:style-name="Header"><text:span text:style-name="MT1">E-mail: </text:span><text:a xlink:type="simple" xlink:href="mailto:openmindsclub@gmail.com" text:style-name="Internet_20_link" text:visited-style-name="Visited_20_Internet_20_Link"><text:span text:style-name="Internet_20_link"><text:span text:style-name="MT2">openmindsclub@gmail.com</text:span></text:span></text:a></text:p>
        <text:p text:style-name="Header"><text:span text:style-name="MT1">Web: </text:span><text:a xlink:type="simple" xlink:href="http://www.openmindsclub.org/" text:style-name="Internet_20_link" text:visited-style-name="Visited_20_Internet_20_Link"><text:span text:style-name="Internet_20_link"><text:span text:style-name="MT2">www.openmindsclub.org</text:span>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print-date>2012-10-08T11:17:00</meta:print-date>
    <meta:creation-date>2013-11-26T07:29:00</meta:creation-date>
    <dc:date>2015-09-11T18:07:37.315198288</dc:date>
    <meta:editing-duration>PT2M50S</meta:editing-duration>
    <meta:generator>LibreOffice/4.4.3.2$Linux_x86 LibreOffice_project/40m0$Build-2</meta:generator>
    <meta:document-statistic meta:table-count="0" meta:image-count="2" meta:object-count="0" meta:page-count="1" meta:paragraph-count="19" meta:word-count="195" meta:character-count="1378" meta:non-whitespace-character-count="11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